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style:page-number="auto"/>
      <style:text-properties officeooo:paragraph-rsid="0023f01b"/>
    </style:style>
    <style:style style:name="P2" style:family="paragraph" style:parent-style-name="Text_20_body">
      <style:text-properties officeooo:paragraph-rsid="0023f01b"/>
    </style:style>
    <style:style style:name="P3" style:family="paragraph" style:parent-style-name="Text_20_body">
      <style:text-properties fo:font-weight="bold" officeooo:paragraph-rsid="0023f01b" style:font-weight-asian="bold" style:font-weight-complex="bold"/>
    </style:style>
    <style:style style:name="P4" style:family="paragraph" style:parent-style-name="Text_20_body">
      <style:text-properties officeooo:rsid="0027e1c6" officeooo:paragraph-rsid="0027e1c6" fo:background-color="#ffdbb6"/>
    </style:style>
    <style:style style:name="P5" style:family="paragraph" style:parent-style-name="Text_20_body">
      <style:paragraph-properties fo:text-align="center" style:justify-single-word="false"/>
      <style:text-properties officeooo:rsid="0025258e" officeooo:paragraph-rsid="0025258e"/>
    </style:style>
    <style:style style:name="P6" style:family="paragraph" style:parent-style-name="Text_20_body">
      <style:text-properties officeooo:rsid="00282f7b" officeooo:paragraph-rsid="00282f7b"/>
    </style:style>
    <style:style style:name="P7" style:family="paragraph" style:parent-style-name="Text_20_body">
      <style:text-properties officeooo:rsid="00295fbd" officeooo:paragraph-rsid="00295fbd"/>
    </style:style>
    <style:style style:name="P8" style:family="paragraph" style:parent-style-name="Text_20_body">
      <style:text-properties officeooo:paragraph-rsid="0027e1c6"/>
    </style:style>
    <style:style style:name="P9" style:family="paragraph" style:parent-style-name="Text_20_body">
      <style:text-properties officeooo:rsid="0029ecb2" officeooo:paragraph-rsid="0029ecb2"/>
    </style:style>
    <style:style style:name="P10" style:family="paragraph" style:parent-style-name="Text_20_body">
      <style:text-properties fo:font-weight="bold" officeooo:paragraph-rsid="00295fbd" style:font-weight-asian="bold" style:font-weight-complex="bold"/>
    </style:style>
    <style:style style:name="P11" style:family="paragraph" style:parent-style-name="Text_20_body">
      <style:text-properties officeooo:paragraph-rsid="002a0266"/>
    </style:style>
    <style:style style:name="P12" style:family="paragraph" style:parent-style-name="Text_20_body">
      <style:text-properties fo:font-weight="bold" officeooo:paragraph-rsid="002a0266" style:font-weight-asian="bold" style:font-weight-complex="bold"/>
    </style:style>
    <style:style style:name="P13" style:family="paragraph" style:parent-style-name="Text_20_body">
      <style:text-properties officeooo:paragraph-rsid="002b52ed"/>
    </style:style>
    <style:style style:name="P14" style:family="paragraph" style:parent-style-name="Standard">
      <style:text-properties style:font-name="Amiri"/>
    </style:style>
    <style:style style:name="P15" style:family="paragraph" style:parent-style-name="Standard">
      <style:text-properties fo:color="#000000" loext:opacity="100%" style:font-name="Amiri" fo:font-size="12pt" fo:language="es" fo:country="ES" style:font-size-asian="12pt"/>
    </style:style>
    <style:style style:name="P16" style:family="paragraph" style:parent-style-name="Standard">
      <style:text-properties fo:color="#000000" loext:opacity="100%" style:font-name="Amiri" fo:font-size="12pt" fo:language="es" fo:country="ES" officeooo:rsid="002de795" officeooo:paragraph-rsid="002de795" style:font-size-asian="12pt"/>
    </style:style>
    <style:style style:name="P17" style:family="paragraph" style:parent-style-name="Standard">
      <style:text-properties fo:color="#000000" loext:opacity="100%" style:font-name="Amiri" fo:font-size="12pt" fo:language="es" fo:country="ES" officeooo:rsid="002f9d19" officeooo:paragraph-rsid="002f9d19" style:font-size-asian="12pt"/>
    </style:style>
    <style:style style:name="P18" style:family="paragraph" style:parent-style-name="Standard">
      <style:text-properties style:font-name="Amiri" officeooo:paragraph-rsid="0023f01b"/>
    </style:style>
    <style:style style:name="T1" style:family="text">
      <style:text-properties fo:font-weight="bold" fo:background-color="#bbe33d" loext:char-shading-value="0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#ffaa95" loext:char-shading-value="0"/>
    </style:style>
    <style:style style:name="T4" style:family="text">
      <style:text-properties officeooo:rsid="0023f01b"/>
    </style:style>
    <style:style style:name="T5" style:family="text">
      <style:text-properties fo:background-color="#bbe33d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a0266"/>
    </style:style>
    <style:style style:name="T8" style:family="text">
      <style:text-properties officeooo:rsid="002a3ae2"/>
    </style:style>
    <style:style style:name="T9" style:family="text">
      <style:text-properties officeooo:rsid="002b52ed"/>
    </style:style>
    <style:style style:name="T10" style:family="text">
      <style:text-properties fo:color="#000000" loext:opacity="100%" style:font-name="Arial" fo:font-size="12pt" fo:language="es" fo:country="ES" style:font-size-asian="12pt"/>
    </style:style>
    <style:style style:name="T11" style:family="text">
      <style:text-properties fo:color="#000000" loext:opacity="100%" fo:font-size="12pt" fo:language="es" fo:country="ES" style:font-size-asian="12pt"/>
    </style:style>
    <style:style style:name="T12" style:family="text">
      <style:text-properties fo:color="#000000" loext:opacity="100%" fo:font-size="12pt" fo:language="es" fo:country="ES" officeooo:rsid="002d2880" style:font-size-asian="12pt"/>
    </style:style>
    <style:style style:name="T13" style:family="text">
      <style:text-properties fo:color="#000000" loext:opacity="100%" fo:font-size="12pt" fo:language="es" fo:country="ES" fo:font-weight="bold" officeooo:rsid="002d2880" style:font-size-asian="12pt" style:font-weight-asian="bold" style:font-weight-complex="bold"/>
    </style:style>
    <style:style style:name="T14" style:family="text">
      <style:text-properties fo:color="#000000" loext:opacity="100%" fo:font-size="12pt" fo:language="es" fo:country="ES" fo:font-weight="bold" officeooo:rsid="002de795" style:font-size-asian="12pt" style:font-weight-asian="bold" style:font-weight-complex="bold"/>
    </style:style>
    <style:style style:name="T15" style:family="text">
      <style:text-properties fo:color="#000000" loext:opacity="100%" fo:font-size="12pt" fo:language="es" fo:country="ES" officeooo:rsid="002de795" style:font-size-asian="12pt"/>
    </style:style>
    <style:style style:name="T16" style:family="text">
      <style:text-properties fo:color="#1e6a39" loext:opacity="100%" fo:font-size="12pt" fo:language="es" fo:country="ES" fo:font-style="italic" style:text-underline-style="solid" style:text-underline-width="auto" style:text-underline-color="font-color" officeooo:rsid="002de795" style:font-size-asian="12pt" style:font-style-asian="italic" style:font-style-complex="italic"/>
    </style:style>
    <style:style style:name="T17" style:family="text">
      <style:text-properties fo:color="#000000" loext:opacity="100%" fo:font-size="12pt" fo:language="es" fo:country="ES" fo:font-weight="bold" style:font-size-asian="12pt" style:font-weight-asian="bold" style:font-weight-complex="bold"/>
    </style:style>
    <style:style style:name="T18" style:family="text">
      <style:text-properties fo:color="#000000" loext:opacity="100%" fo:font-size="12pt" fo:language="es" fo:country="ES" fo:font-weight="bold" officeooo:rsid="002f9d19" style:font-size-asian="12pt" style:font-weight-asian="bold" style:font-weight-complex="bold"/>
    </style:style>
    <style:style style:name="T19" style:family="text">
      <style:text-properties fo:color="#000000" loext:opacity="100%" fo:font-size="12pt" fo:language="es" fo:country="ES" fo:font-weight="normal" officeooo:rsid="002f9d19" style:font-size-asian="12pt" style:font-weight-asian="normal" style:font-weight-complex="normal"/>
    </style:style>
    <style:style style:name="T20" style:family="text">
      <style:text-properties fo:color="#000000" loext:opacity="100%" fo:font-size="12pt" fo:language="es" fo:country="ES" fo:font-weight="normal" officeooo:rsid="00390c9c" style:font-size-asian="12pt" style:font-weight-asian="normal" style:font-weight-complex="normal"/>
    </style:style>
    <style:style style:name="T21" style:family="text">
      <style:text-properties fo:color="#000000" loext:opacity="100%" fo:font-size="12pt" fo:language="es" fo:country="ES" officeooo:rsid="0033d5a1" style:font-size-asian="12pt"/>
    </style:style>
    <style:style style:name="T22" style:family="text">
      <style:text-properties fo:font-style="italic" style:text-underline-style="solid" style:text-underline-width="auto" style:text-underline-color="font-color" officeooo:rsid="00316895" style:font-style-asian="italic" style:font-style-complex="italic"/>
    </style:style>
    <style:style style:name="T23" style:family="text">
      <style:text-properties fo:font-style="italic" style:text-underline-style="none" officeooo:rsid="00316895" style:font-style-asian="italic" style:font-style-complex="italic"/>
    </style:style>
    <style:style style:name="T24" style:family="text">
      <style:text-properties officeooo:rsid="0034b463"/>
    </style:style>
    <style:style style:name="T25" style:family="text">
      <style:text-properties fo:color="#000000" loext:opacity="100%" fo:font-size="12pt" fo:language="es" fo:country="ES" fo:font-weight="bold" officeooo:rsid="003663c4" style:font-size-asian="12pt" style:font-weight-asian="bold" style:font-weight-complex="bold"/>
    </style:style>
    <style:style style:name="T26" style:family="text">
      <style:text-properties fo:color="#000000" loext:opacity="100%" fo:font-size="12pt" fo:language="es" fo:country="ES" officeooo:rsid="003663c4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RefHeading___Toc1562_2425826770"/>1.- Contesta a las siguientes preguntas, justificando las respuestas: <text:bookmark-end text:name="__RefHeading___Toc1562_2425826770"/></text:p>
      <text:p text:style-name="P2"/>
      <text:p text:style-name="P2"><text:span text:style-name="T1">a) </text:span><text:span text:style-name="T2">Indica si hay alguna relación redundante en este E/R y si es así, cual es y por qué.</text:span> </text:p>
      <text:p text:style-name="P2">TRABAJA, ya que la relación TRABAJADOR / SERVICIO puede ser obtenida a través de AREA. </text:p>
      <text:p text:style-name="P2"/>
      <text:p text:style-name="P3"><text:span text:style-name="T3">b) </text:span>¿Qué tipo de especialización es Trabajador? ¿Dirección? Indica en el dibujo cuales serían sus cardinalidades. </text:p>
      <text:p text:style-name="P2">Es una especialización <text:span text:style-name="T4">solapada</text:span>. <text:span text:style-name="T4">Un director puede ser técnico y viceversa.</text:span></text:p>
      <text:p text:style-name="P2"/>
      <text:p text:style-name="P3"><text:span text:style-name="T5">c) </text:span>Razona si la relación ternaria “ESTÁ_ASIGNADO” se podría descomponer en relaciones binarias sin pérdida de semántica, justificándolo también de forma gráfica.</text:p>
      <text:p text:style-name="P2">No se puede descomponer. </text:p>
      <text:p text:style-name="P4">Se sabrían los programas asignados a cada técnico, cuántas tareas tiene cada programas y las tareas que realiza cada técnico.</text:p>
      <text:p text:style-name="P4"><text:span text:style-name="T2">No</text:span> se podría saber qué parte de tarea tiene cada técnico dentro de un programa. (Sabes que técnico 1 hizo tarea 3, pero no en qué programa.)</text:p>
      <text:p text:style-name="P5"><text:span text:style-name="T6">En el examen hay que dibujar la representación en binario.</text:span> </text:p>
      <text:p text:style-name="P2"/>
      <text:p text:style-name="P3"><text:span text:style-name="T5">d) </text:span>¿Un personal técnico puede supervisar a algunos de sus compañeros?</text:p>
      <text:p text:style-name="P6">Sí, la especialización de trabajador en técnico y director es solapada. </text:p>
      <text:p text:style-name="P2"><text:span text:style-name="T2"/></text:p>
      <text:p text:style-name="P2"><text:span text:style-name="T1">e) </text:span><text:span text:style-name="T2">Existen otros tipos de trabajadores diferentes de la especialización.</text:span> </text:p>
      <text:p text:style-name="P7">Sí. La especialización de trabajador es parcial.</text:p>
      <text:p text:style-name="P2"/>
      <text:p text:style-name="P8"><text:span text:style-name="T1">f) </text:span><text:span text:style-name="T2">¿Todos los trabajadores son supervisados?</text:span> </text:p>
      <text:p text:style-name="P9">Sí, porque la cardinalidad mínima es 1.</text:p>
      <text:p text:style-name="P2"/>
      <text:p text:style-name="P3">g) ¿Un director puede realizar alguna tarea de algún programa? En caso afirmativo, indica cuántas. </text:p>
      <text:p text:style-name="P2">Sí. La relación ESTÁ_ASIGNADO permite que cualquier trabajador realice tareas. </text:p>
      <text:p text:style-name="P2"/>
      <text:p text:style-name="P2"/>
      <text:p text:style-name="P2"/>
      <text:p text:style-name="P10"><text:soft-page-break/><text:span text:style-name="T5">h) </text:span>¿Tenemos información sobre los carnets de conducir de todo el personal técnico? ¿cuántos se pueden almacenar? </text:p>
      <text:p text:style-name="P11">Sí. El atributo CARNET de TRABAJADOR <text:span text:style-name="T7">(padre)</text:span> permite almacenar un carnet por técnico.</text:p>
      <text:p text:style-name="P11"/>
      <text:p text:style-name="P12"><text:span text:style-name="T5">i) </text:span>¿Puede haber áreas que no controlen la supervisión de algún programa?</text:p>
      <text:p text:style-name="P11">Sí. La relación CONTROL no es obligatoria para AREA <text:span text:style-name="T8">(cardinalidad 0)</text:span>. </text:p>
      <text:p text:style-name="P2"/>
      <text:p text:style-name="P11"><text:span text:style-name="T1">j) </text:span><text:span text:style-name="T2">Di si es cierta la siguiente afirmación: Un programa puede ser controlado por más de un área.</text:span> </text:p>
      <text:p text:style-name="P11">No. CONTROL tiene cardinalidad (1,1) sobre ÁREA. </text:p>
      <text:p text:style-name="P2"/>
      <text:p text:style-name="P12"><text:span text:style-name="T5">k)</text:span> ¿Qué tipo de atributo es diastrabajados? ¿Y cómo se obtendría esta información? </text:p>
      <text:p text:style-name="P13">Es un atributo derivad<text:span text:style-name="T9">o</text:span>.</text:p>
      <text:p text:style-name="P13"><text:span text:style-name="T9">Restando las fechas.</text:span> </text:p>
      <text:p text:style-name="P2"/>
      <text:p text:style-name="P12">l) ¿Puede haber algún directivo que realice tareas de supervisor y también a la vez sea director de algún servicio?</text:p>
      <text:p text:style-name="P11">Sí. No hay restricciones sobre que un directivo supervise y dirija un servicio.</text:p>
      <text:p text:style-name="P2"/>
      <text:p text:style-name="P12">m) Un servicio tiene que ser dirigido por una persona de RRHH. El director del servicio puede cambiar a lo largo del tiempo y se quiere guardar está información ¿Se refleja correctamente en el E/R ?</text:p>
      <text:p text:style-name="P11">Sí, ya que la relación DIRIGE incluye la fecha de inicio, lo que permite registrar el tiemp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2">2.- Pasa el diagrama E/R (sin redundancias) al modelo relacional con las restricciones que no has podido plasmar en la transformación.</text:span> </text:p>
      <text:p text:style-name="P2"/>
      <text:p text:style-name="P14" loext:marker-style-name="T10"><text:span text:style-name="T11">TRABAJADOR </text:span><text:span text:style-name="T12">(</text:span><text:span text:style-name="T13">C</text:span><text:span text:style-name="T14">ó</text:span><text:span text:style-name="T13">digoTrabajador</text:span><text:span text:style-name="T12"> ….. </text:span><text:span text:style-name="T15">apellido1, apellido2*, CarnetTrabajador*, supervisor*, </text:span><text:span text:style-name="T16">codigoServicio, numeroServicio</text:span><text:span text:style-name="T15">. DíasTrabajados, fechaInicio</text:span><text:span text:style-name="T12">)</text:span></text:p>
      <text:p text:style-name="P15" loext:marker-style-name="T10"/>
      <text:p text:style-name="P14" loext:marker-style-name="T10"><text:span text:style-name="T17">TRABAJADOR-</text:span><text:span text:style-name="T14">CARNET</text:span><text:span text:style-name="T15"> <text:s/>(</text:span><text:span text:style-name="T14">CodigoTrabajador</text:span><text:span text:style-name="T15">, tipo, fecha expedición) &lt; a trabajador</text:span></text:p>
      <text:p text:style-name="P15" loext:marker-style-name="T10"/>
      <text:p text:style-name="P16" loext:marker-style-name="T10"><text:span text:style-name="T2">DIRECCIÓN</text:span> (Código) &lt; a trabajador</text:p>
      <text:p text:style-name="P16" loext:marker-style-name="T10"><text:span text:style-name="T2"/></text:p>
      <text:p text:style-name="P16" loext:marker-style-name="T10"><text:span text:style-name="T2">RRHH</text:span> (CodigoDireccion) &lt; a dirección</text:p>
      <text:p text:style-name="P16" loext:marker-style-name="T10"/>
      <text:p text:style-name="P16" loext:marker-style-name="T10"><text:span text:style-name="T2">PERSONAL</text:span> (CodigoDireccion) &lt; a dirección</text:p>
      <text:p text:style-name="P16" loext:marker-style-name="T10"/>
      <text:p text:style-name="P14" loext:marker-style-name="T10"><text:span text:style-name="T18">RRHH-SERVICIO </text:span><text:span text:style-name="T19">(</text:span><text:span text:style-name="T20">CodigoRHH,codigoServicio, fechaInicio</text:span><text:span text:style-name="T19">)</text:span></text:p>
      <text:p text:style-name="P14" loext:marker-style-name="T10"><text:span text:style-name="T17"/></text:p>
      <text:p text:style-name="P14" loext:marker-style-name="T10"><text:span text:style-name="T17">TÉCNICO</text:span><text:span text:style-name="T11"> </text:span><text:span text:style-name="T15">(</text:span><text:span text:style-name="T21">código, especialidad</text:span><text:span text:style-name="T15">)</text:span></text:p>
      <text:p text:style-name="P15" loext:marker-style-name="T10"/>
      <text:p text:style-name="P17" loext:marker-style-name="T10"><text:span text:style-name="T2">TECNICO-TAREA-PROGRAMA</text:span> (<text:span text:style-name="T22">CodigoTecnico, codigoPrograma, codigoTarea</text:span><text:span text:style-name="T23"> </text:span>) <text:span text:style-name="T24">va a TECNICO/PROGRAMA/TAREA</text:span></text:p>
      <text:p text:style-name="P15" loext:marker-style-name="T10"/>
      <text:p text:style-name="P15" loext:marker-style-name="T10"/>
      <text:p text:style-name="P14" loext:marker-style-name="T10"><text:span text:style-name="T17">SERVICIO</text:span><text:span text:style-name="T11"> </text:span><text:span text:style-name="T15">(</text:span><text:span text:style-name="T25">CodigoServicio, numer</text:span><text:span text:style-name="T26">o, </text:span><text:span text:style-name="T15">)</text:span></text:p>
      <text:p text:style-name="P15" loext:marker-style-name="T10"/>
      <text:p text:style-name="P15" loext:marker-style-name="T10"/>
      <text:p text:style-name="P14" loext:marker-style-name="T10"><text:span text:style-name="T17">PROGRAMA</text:span><text:span text:style-name="T11"> </text:span><text:span text:style-name="T15">()</text:span></text:p>
      <text:p text:style-name="P15" loext:marker-style-name="T10"/>
      <text:p text:style-name="P15" loext:marker-style-name="T10"/>
      <text:p text:style-name="P14" loext:marker-style-name="T10"><text:span text:style-name="T17">TAREA</text:span><text:span text:style-name="T11"> </text:span><text:span text:style-name="T15">()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pitch="variable"/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Linux Biolinum G1" svg:font-family="'Linux Biolinum G'" style:font-adornments="Normal" style:font-pitch="variable"/>
    <style:font-face style:name="Linux Libertine G" svg:font-family="'Linux Libertine G'" style:font-pitch="variable"/>
    <style:font-face style:name="Linux Libertine G1" svg:font-family="'Linux Libertine G'" style:font-adornments="Itálica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nux Biolinum G" fo:font-family="'Linux Biolinum G'" style:font-pitch="variable" officeooo:rsid="001e508d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justify" style:justify-single-word="false"/>
      <style:text-properties style:font-name="Calibri" fo:font-family="Calibri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" fo:font-family="Calibri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variant="small-caps"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nux Biolinum G1" fo:font-family="'Linux Biolinum G'" style:font-style-name="Normal" style:font-pitch="variable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tyle="italic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Linux Libertine G1" fo:font-family="'Linux Libertine G'" style:font-style-name="Itálica" style:font-pitch="variable" fo:font-size="11pt"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color="#333333" loext:opacity="100%" style:font-name="Linux Libertine G" fo:font-style="italic" officeooo:rsid="0021ff1c" officeooo:paragraph-rsid="0021ff1c" style:font-style-asian="italic" style:font-style-complex="itali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799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85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>
      <style:footer>
        <text:p text:style-name="MP3"><text:page-number style:num-format="i" text:select-page="current">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08:30:17.466000000</meta:creation-date>
    <meta:editing-duration>PT1H11M32S</meta:editing-duration>
    <meta:editing-cycles>24</meta:editing-cycles>
    <meta:generator>LibreOffice/24.8.3.2$Windows_X86_64 LibreOffice_project/48a6bac9e7e268aeb4c3483fcf825c94556d9f92</meta:generator>
    <dc:title>Trabajos</dc:title>
    <dc:date>2024-11-20T09:41:56.657000000</dc:date>
    <meta:document-statistic meta:table-count="0" meta:image-count="0" meta:object-count="0" meta:page-count="3" meta:paragraph-count="45" meta:word-count="493" meta:character-count="3269" meta:non-whitespace-character-count="2802"/>
    <meta:template xlink:type="simple" xlink:actuate="onRequest" xlink:title="Trabajos" xlink:href="file:///C:/Users/eoternaza/AppData/Roaming/LibreOffice/4/user/template/Trabajos.ott" meta:date="2024-11-20T08:30:16.134000000"/>
  </office:meta>
</office:document-meta>
</file>